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6799in"/>
    </style:style>
    <style:style style:name="co14" style:family="table-column">
      <style:table-column-properties fo:break-before="auto" style:column-width="4.6764in"/>
    </style:style>
    <style:style style:name="co15" style:family="table-column">
      <style:table-column-properties fo:break-before="auto" style:column-width="5.399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style:style style:name="ta4" style:family="table" style:master-page-name="PageStyle_5f_Step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20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24" style:family="table-cell" style:parent-style-name="Default">
      <style:table-cell-properties fo:background-color="#ff0000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</style:style>
    <style:style style:name="ce9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lign="none"/>
      <style:text-properties fo:color="#c9211e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4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0000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style:font-name="Consolas" fo:font-size="10pt" style:font-name-asian="Consolas" style:font-name-complex="Consolas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4">
        <office:forms form:automatic-focus="false" form:apply-design-mode="false"/>
        <table:table-column table:style-name="co14" table:default-cell-style-name="ce39"/>
        <table:table-column table:style-name="co15" table:default-cell-style-name="ce39"/>
        <table:table-column table:style-name="co3" table:number-columns-repeated="1022" table:default-cell-style-name="Default"/>
        <table:table-row table:style-name="ro1"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Link</text:p>
          </table:table-cell>
          <table:table-cell table:style-name="ce38" office:value-type="string" calcext:value-type="string">
            <text:p>Status</text:p>
          </table:table-cell>
          <table:table-cell table:style-name="ce38" office:value-type="string" calcext:value-type="string">
            <text:p>Comment</text:p>
          </table:table-cell>
          <table:table-cell table:style-name="ce38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39" office:value-type="string" calcext:value-type="string">
            <text:p>DONE</text:p>
          </table:table-cell>
          <table:table-cell office:value-type="string" calcext:value-type="string">
            <text:p>2k23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>
            <text:p>Download</text:p>
          </table:table-cell>
          <table:table-cell table:style-name="ce38" office:value-type="string" calcext:value-type="string">
            <text:p>URL</text:p>
          </table:table-cell>
          <table:table-cell table:style-name="ce38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9" office:value-type="string" calcext:value-type="string">
            <text:p>https://sillyventure.eu/download/sv2k23we_pack.zip 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/menu/SillyMenu-CMC-Module.asm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/menu/README.txt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/menu/Noter-Music.txt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/menu/README.txt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/atr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/Make-File-List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1" table:number-columns-repeated="1015" table:default-cell-style-name="ce46"/>
        <table:table-row table:style-name="ro1">
          <table:table-cell table:style-name="ce42" office:value-type="string" calcext:value-type="string">
            <text:p>PATH</text:p>
          </table:table-cell>
          <table:table-cell table:style-name="ce42" office:value-type="string" calcext:value-type="string">
            <text:p>LOAD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EXIT KEYS</text:p>
          </table:table-cell>
          <table:table-cell table:style-name="ce42" office:value-type="string" calcext:value-type="string">
            <text:p>Text</text:p>
          </table:table-cell>
          <table:table-cell table:style-name="ce42" office:value-type="string" calcext:value-type="string">
            <text:p>Sound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TODO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omment</text:p>
          </table:table-cell>
          <table:table-cell table:style-name="ce42" table:number-columns-repeated="1014"/>
        </table:table-row>
        <table:table-row table:style-name="ro1">
          <table:table-cell table:style-name="ce43" office:value-type="string" calcext:value-type="string">
            <text:p>BONUS:README</text:p>
          </table:table-cell>
          <table:table-cell table:style-name="ce47"/>
          <table:table-cell table:style-name="ce50"/>
          <table:table-cell table:style-name="ce47"/>
          <table:table-cell table:style-name="ce50"/>
          <table:table-cell table:style-name="ce47"/>
          <table:table-cell table:style-name="ce47" table:formula="of:=MID([.A2];1;FIND(&quot;:&quot;;[.A2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3" office:value-type="string" calcext:value-type="string">
            <text:p>BONUS:SV23WELO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3];1;FIND(&quot;:&quot;;[.A3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BRITISHC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ESC, LEF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Mono, 2nd POKEY supported</text:p>
          </table:table-cell>
          <table:table-cell table:style-name="ce47" table:formula="of:=MID([.A4];1;FIND(&quot;:&quot;;[.A4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YES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ATASCII:INSPECT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];1;FIND(&quot;:&quot;;[.A5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YES</text:p>
          </table:table-cell>
          <table:table-cell table:style-name="ce53" table:number-columns-repeated="1016"/>
        </table:table-row>
        <table:table-row table:style-name="ro1">
          <table:table-cell table:style-name="ce43" office:value-type="string" calcext:value-type="string">
            <text:p>ATASCII:CAVENU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6];1;FIND(&quot;:&quot;;[.A6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number-columns-repeated="1014"/>
        </table:table-row>
        <table:table-row table:style-name="ro1">
          <table:table-cell table:style-name="ce43" office:value-type="string" calcext:value-type="string">
            <text:p>ATASCII:CAVEQS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7];1;FIND(&quot;:&quot;;[.A7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CAVETD</text:p>
          </table:table-cell>
          <table:table-cell table:style-name="ce47"/>
          <table:table-cell table:style-name="ce50" table:number-columns-repeated="4"/>
          <table:table-cell table:style-name="ce47" table:formula="of:=MID([.A8];1;FIND(&quot;:&quot;;[.A8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LIFTOFF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9];1;FIND(&quot;:&quot;;[.A9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BKLAGOON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0];1;FIND(&quot;:&quot;;[.A10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CYBORGOP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1];1;FIND(&quot;:&quot;;[.A11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SHADE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2];1;FIND(&quot;:&quot;;[.A12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URTIMATI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3];1;FIND(&quot;:&quot;;[.A13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KAMINRO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4];1;FIND(&quot;:&quot;;[.A14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CHICKENL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5];1;FIND(&quot;:&quot;;[.A15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256:MORSE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6];1;FIND(&quot;:&quot;;[.A16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7];1;FIND(&quot;:&quot;;[.A17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AU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8];1;FIND(&quot;:&quot;;[.A18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MYJEWELS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9];1;FIND(&quot;:&quot;;[.A19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2">
          <table:table-cell table:style-name="ce44" office:value-type="string" calcext:value-type="string">
            <text:p>GAME:<text:span text:style-name="T2">ZDENADD</text:span></text:p>
          </table:table-cell>
          <table:table-cell table:style-name="Default" table:number-columns-repeated="5"/>
          <table:table-cell table:style-name="ce47" table:formula="of:=MID([.A20];1;FIND(&quot;:&quot;;[.A20];4)-1)" office:value-type="string" office:string-value="GAME" calcext:value-type="string">
            <text:p>GAME</text:p>
          </table:table-cell>
          <table:table-cell table:style-name="Default" table:number-columns-repeated="1017"/>
        </table:table-row>
        <table:table-row table:style-name="ro1">
          <table:table-cell table:style-name="ce43" office:value-type="string" calcext:value-type="string">
            <text:p>INTRO256:RETURNBS</text:p>
          </table:table-cell>
          <table:table-cell table:style-name="ce47"/>
          <table:table-cell table:style-name="ce50" table:number-columns-repeated="4"/>
          <table:table-cell table:style-name="ce47" table:formula="of:=MID([.A21];1;FIND(&quot;:&quot;;[.A21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256:ZELAX30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2];1;FIND(&quot;:&quot;;[.A22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W25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3];1;FIND(&quot;:&quot;;[.A23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ILLYBEE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4];1;FIND(&quot;:&quot;;[.A24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GALAXY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5];1;FIND(&quot;:&quot;;[.A25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BABYJAG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6];1;FIND(&quot;:&quot;;[.A26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WINTERBY</text:p>
          </table:table-cell>
          <table:table-cell table:style-name="ce47"/>
          <table:table-cell table:style-name="ce50" table:number-columns-repeated="4"/>
          <table:table-cell table:style-name="ce47" table:formula="of:=MID([.A27];1;FIND(&quot;:&quot;;[.A27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OFFSHOOT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8];1;FIND(&quot;:&quot;;[.A28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PARTTI23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9];1;FIND(&quot;:&quot;;[.A29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DANCENOW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0];1;FIND(&quot;:&quot;;[.A30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ZELAX30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1];1;FIND(&quot;:&quot;;[.A31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4" office:value-type="string" calcext:value-type="string">
            <text:p>DEMO:BEEPEMIV</text:p>
          </table:table-cell>
          <table:table-cell table:style-name="Default" table:number-columns-repeated="5"/>
          <table:table-cell table:style-name="ce47" table:formula="of:=MID([.A32];1;FIND(&quot;:&quot;;[.A32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WILD:SAPR01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3];1;FIND(&quot;:&quot;;[.A33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2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4];1;FIND(&quot;:&quot;;[.A3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3</text:p>
          </table:table-cell>
          <table:table-cell table:style-name="ce47"/>
          <table:table-cell table:style-name="ce50" table:number-columns-repeated="4"/>
          <table:table-cell table:style-name="ce47" table:formula="of:=MID([.A35];1;FIND(&quot;:&quot;;[.A3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4</text:p>
          </table:table-cell>
          <table:table-cell table:style-name="ce47"/>
          <table:table-cell table:style-name="ce50" table:number-columns-repeated="4"/>
          <table:table-cell table:style-name="ce47" table:formula="of:=MID([.A36];1;FIND(&quot;:&quot;;[.A3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5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37];1;FIND(&quot;:&quot;;[.A3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38];1;FIND(&quot;:&quot;;[.A3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7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39];1;FIND(&quot;:&quot;;[.A3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8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0];1;FIND(&quot;:&quot;;[.A4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48"/>
          <table:table-cell table:number-columns-repeated="1014"/>
        </table:table-row>
        <table:table-row table:style-name="ro1">
          <table:table-cell table:style-name="ce43" office:value-type="string" calcext:value-type="string">
            <text:p>WILD:SAPR09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1];1;FIND(&quot;:&quot;;[.A4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0</text:p>
          </table:table-cell>
          <table:table-cell table:style-name="ce48"/>
          <table:table-cell table:style-name="ce51" table:number-columns-repeated="4"/>
          <table:table-cell table:style-name="ce47" table:formula="of:=MID([.A42];1;FIND(&quot;:&quot;;[.A4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1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3];1;FIND(&quot;:&quot;;[.A43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2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4];1;FIND(&quot;:&quot;;[.A4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3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5];1;FIND(&quot;:&quot;;[.A4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4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6];1;FIND(&quot;:&quot;;[.A4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5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7];1;FIND(&quot;:&quot;;[.A4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8];1;FIND(&quot;:&quot;;[.A4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7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9];1;FIND(&quot;:&quot;;[.A4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8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0];1;FIND(&quot;:&quot;;[.A5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38" office:value-type="string" calcext:value-type="string">
            <text:p>Steps Required</text:p>
          </table:table-cell>
          <table:table-cell table:style-name="ce45" table:formula="of:=ROWS(STEPS)*COLUMNS(STEPS)" office:value-type="float" office:value="245" calcext:value-type="float">
            <text:p>245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Not done</text:p>
          </table:table-cell>
          <table:table-cell table:style-name="ce45" table:formula="of:=COUNTIF(STEPS;&quot;&quot;)" office:value-type="float" office:value="237" calcext:value-type="float">
            <text:p>237</text:p>
          </table:table-cell>
          <table:table-cell table:style-name="ce39"/>
          <table:table-cell table:number-columns-repeated="4"/>
          <table:table-cell table:style-name="ce39"/>
          <table:table-cell table:number-columns-repeated="1016"/>
        </table:table-row>
        <table:table-row table:style-name="ro1">
          <table:table-cell table:style-name="ce38" office:value-type="string" calcext:value-type="string">
            <text:p>Steps Not OK</text:p>
          </table:table-cell>
          <table:table-cell table:style-name="ce45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Done</text:p>
          </table:table-cell>
          <table:table-cell table:style-name="ce49" table:formula="of:=1-[.B53]/[.B52]" office:value-type="percentage" office:value="0.0326530612244897" calcext:value-type="percentage">
            <text:p>3%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Available</text:p>
          </table:table-cell>
          <table:table-cell table:style-name="ce45" table:formula="of:=ROWS(STEPS)" office:value-type="float" office:value="49" calcext:value-type="float">
            <text:p>49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5" table:formula="of:=COUNTIF([.H1:.H50];&quot;NO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TODO</text:p>
          </table:table-cell>
          <table:table-cell table:style-name="ce45" table:formula="of:=COUNTIF([.H2:.H51];&quot;YES&quot;)" office:value-type="float" office:value="48" calcext:value-type="float">
            <text:p>48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9" table:formula="of:=1-[.B58]/[.B56]" office:value-type="percentage" office:value="0.0204081632653061" calcext:value-type="percentage">
            <text:p>2%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50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Bonuses</text:p>
          </table:table-cell>
          <table:table-cell table:style-name="ce39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Songs</text:p>
          </table:table-cell>
          <table:table-cell table:style-name="ce39" table:formula="of:=COUNTIF([$Entries.G$1:$Entries.G$1048576];&quot;MSX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raphics</text:p>
          </table:table-cell>
          <table:table-cell table:style-name="ce39" table:formula="of:=COUNTIF([$Entries.G$1:$Entries.G$1048576];&quot;GF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Intros</text:p>
          </table:table-cell>
          <table:table-cell table:style-name="ce39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Demos</text:p>
          </table:table-cell>
          <table:table-cell table:style-name="ce39" table:formula="of:=COUNTIF([$Entries.G$1:$Entries.G$1048576];&quot;DEMO&quot;)+COUNTIF([$Entries.G$1:$Entries.G$1048576];&quot;DEMOVBXE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ames</text:p>
          </table:table-cell>
          <table:table-cell table:style-name="ce39" table:formula="of:=COUNTIF([$Entries.G$1:$Entries.G$1048576];&quot;GAME&quot;)+COUNTIF([$Entries.G$1:$Entries.G$1048576];&quot;GAME256&quot;)" office:value-type="float" office:value="5" calcext:value-type="float">
            <text:p>5</text:p>
          </table:table-cell>
          <table:table-cell/>
          <table:table-cell table:style-name="ce56"/>
          <table:table-cell table:number-columns-repeated="60"/>
        </table:table-row>
        <table:table-row table:style-name="ro1">
          <table:table-cell table:style-name="ce39" office:value-type="string" calcext:value-type="string">
            <text:p>Wilds</text:p>
          </table:table-cell>
          <table:table-cell table:style-name="ce39" table:formula="of:=COUNTIF([$Entries.G$1:$Entries.G$1048576];&quot;WILD&quot;)" office:value-type="float" office:value="18" calcext:value-type="float">
            <text:p>18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39" table:formula="of:=SUM([.B2:.B8])" office:value-type="float" office:value="43" calcext:value-type="float">
            <text:p>43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50"/>
      </table:named-expressions>
      <table:database-ranges>
        <table:database-range table:name="__Anonymous_Sheet_DB__1" table:target-range-address="Entries.A1:Entries.G50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14:23:58.8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4T14:25:10.801000000</dc:date>
    <meta:editing-cycles>766</meta:editing-cycles>
    <meta:editing-duration>P13DT11M43S</meta:editing-duration>
    <meta:generator>LibreOffice/7.1.5.2$Windows_x86 LibreOffice_project/85f04e9f809797b8199d13c421bd8a2b025d52b5</meta:generator>
    <meta:document-statistic meta:table-count="3" meta:cell-count="278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